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style:font-name="FreeMono" officeooo:rsid="00005f60" officeooo:paragraph-rsid="00005f60"/>
    </style:style>
    <style:style style:name="T1" style:family="text">
      <style:text-properties officeooo:rsid="0002be71"/>
    </style:style>
    <style:style style:name="T2" style:family="text">
      <style:text-properties officeooo:rsid="0003c6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Journal 6</text:p>
      <text:p text:style-name="P1">EH208</text:p>
      <text:p text:style-name="P1"/>
      <text:p text:style-name="P1"><text:tab/><text:span text:style-name="T1">By the end of “The Dead” I found myself so thoroughly lost on the situation that I became an actual guest at the party; wandering around meeting people whose names I can't remember and collecting details that make me dizzy and tired. So when the story finally broke away and followed Gabriel home, it just further disoriented me. We've encountered a lot of variety in this class so far, but I think this is the first – or at least one of the few – narratives in which I don't associate with the characters at all. Gulliver was easy to relate to while he discussed the sins of war and government; Candide was honest and discovered something true about life; Ivan was so real he became a socket that I plugged my own experiences into to measure the throughput of my life. But Gabriel doesn't invoke any of that sense for me. The entire story unfolds so quickly that all I gathered on the first read through was that he liked parties and didn't understand his wife. Reading the story feels like looking at tilt-shift photography, where an entire city landscape is reduced to ants frantically milling about, and so it's difficult to take away anything serious here. But we discussed this in class, and read over with more critical pauses to get at Joyce's message. Gabriel represents some odd interactions with women- no that's not right, he represents a problem with the modeled society's standards. This is a man who spends too much time caring how the other men will interpret his speech, but can't be bothered to give the same consideration to the first girl he meets at the house. And so surely the ending holds some similar insight that furthers the case.</text:span></text:p>
      <text:p text:style-name="P1"/>
      <text:p text:style-name="P1"><text:tab/><text:span text:style-name="T2">I'm not sure that I see an epiphany at the end of “The Dead.” Perhaps one for the reader, but not for Gabriel, as his musings feel too easy to lose with sleep; not the kind of thing that brings him to wake a sadder and wiser man. Several things are happening here though. Gabriel recognizes true love in the connection between Gretta and the dead man. That means he also recognizes faltering in his own experience of mis-classifying love or of pursuing what love is not. He also dwells on the nearness of death, both to himself and those around him. I think in the end though, between those other stated realizations, he comes to recognize Gretta as a person with the same amount of depth as anyone. She is a person, with a history, not an excuse for being late to parties. But I don't know how to prove this in the text, and find myself generally unable to defend the claim that the end of “The Dead” provides character develop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09:27:17.610527898</meta:creation-date>
    <dc:date>2016-10-17T10:52:49.658667706</dc:date>
    <meta:editing-duration>PT38M50S</meta:editing-duration>
    <meta:editing-cycles>6</meta:editing-cycles>
    <meta:generator>LibreOffice/5.2.2.2.0$Linux_X86_64 LibreOffice_project/20m0$Build-2</meta:generator>
    <meta:document-statistic meta:table-count="0" meta:image-count="0" meta:object-count="0" meta:page-count="1" meta:paragraph-count="5" meta:word-count="471" meta:character-count="2622" meta:non-whitespace-character-count="2152"/>
  </office:meta>
</office:document-meta>
</file>